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8cm" fo:margin-left="3.2cm" fo:margin-top="1.401cm" fo:margin-bottom="0cm" table:align="left"/>
    </style:style>
    <style:style style:name="Table1.A" style:family="table-column">
      <style:table-column-properties style:column-width="1.889cm"/>
    </style:style>
    <style:style style:name="Table1.C" style:family="table-column">
      <style:table-column-properties style:column-width="1.891cm"/>
    </style:style>
    <style:style style:name="Table1.F" style:family="table-column">
      <style:table-column-properties style:column-width="1.893cm"/>
    </style:style>
    <style:style style:name="Table1.1" style:family="table-row">
      <style:table-row-properties style:row-height="2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2" style:family="table">
      <style:table-properties style:width="20.8cm" fo:margin-left="0cm" fo:margin-top="0.6cm" fo:margin-bottom="0cm" table:align="left"/>
    </style:style>
    <style:style style:name="Table2.A" style:family="table-column">
      <style:table-column-properties style:column-width="1.889cm"/>
    </style:style>
    <style:style style:name="Table2.C" style:family="table-column">
      <style:table-column-properties style:column-width="1.891cm"/>
    </style:style>
    <style:style style:name="Table2.F" style:family="table-column">
      <style:table-column-properties style:column-width="1.893cm"/>
    </style:style>
    <style:style style:name="Table2.1" style:family="table-row">
      <style:table-row-properties style:row-height="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P1" style:family="paragraph" style:parent-style-name="Frame_20_contents">
      <style:text-properties officeooo:rsid="000a74ae" officeooo:paragraph-rsid="000a74ae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0a74ae" officeooo:paragraph-rsid="000a74ae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1pt" officeooo:rsid="000a74ae" officeooo:paragraph-rsid="000a74ae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1pt" officeooo:rsid="00135cbf" officeooo:paragraph-rsid="00135cbf" style:font-size-asian="11pt" style:font-size-complex="11pt"/>
    </style:style>
    <style:style style:name="P6" style:family="paragraph" style:parent-style-name="Standard">
      <style:text-properties officeooo:rsid="0011a725"/>
    </style:style>
    <style:style style:name="P7" style:family="paragraph" style:parent-style-name="Standard">
      <style:text-properties officeooo:rsid="0011a725" officeooo:paragraph-rsid="0011a725"/>
    </style:style>
    <style:style style:name="P8" style:family="paragraph" style:parent-style-name="Standard">
      <style:text-properties officeooo:rsid="0017d893" officeooo:paragraph-rsid="0017d893"/>
    </style:style>
    <style:style style:name="T1" style:family="text">
      <style:text-properties officeooo:rsid="000fda7f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opacity="0%" fo:padding="0cm" fo:border="0.06pt solid #000000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unction key strip for Master:</text:p>
      <text:p text:style-name="Standard"><draw:frame draw:style-name="fr1" draw:name="Frame1" text:anchor-type="paragraph" svg:x="0.501cm" svg:y="0.27cm" svg:width="25.7cm" svg:height="3.6cm" draw:z-index="0"><draw:text-box><table:table table:name="Table1" table:style-name="Table1"><table:table-column table:style-name="Table1.A" table:number-columns-repeated="2"/><table:table-column table:style-name="Table1.C" table:number-columns-repeated="3"/><table:table-column table:style-name="Table1.F"/><table:table-column table:style-name="Table1.C" table:number-columns-repeated="4"/><table:table-column table:style-name="Table1.F"/><table:table-row table:style-name="Table1.1"><table:table-cell table:style-name="Table1.A1" office:value-type="string"><text:p text:style-name="P2">STEM</text:p></table:table-cell><table:table-cell table:style-name="Table1.A1" office:value-type="string"><text:p text:style-name="P3">`</text:p></table:table-cell><table:table-cell table:style-name="Table1.A1" office:value-type="string"><text:p text:style-name="P3">PF1</text:p></table:table-cell><table:table-cell table:style-name="Table1.A1" office:value-type="string"><text:p text:style-name="P3">PF2</text:p></table:table-cell><table:table-cell table:style-name="Table1.A1" office:value-type="string"><text:p text:style-name="P3">PF3</text:p></table:table-cell><table:table-cell table:style-name="Table1.A1" office:value-type="string"><text:p text:style-name="P3">PF4</text:p></table:table-cell><table:table-cell table:style-name="Table1.A1" office:value-type="string"><text:p text:style-name="P5">LINE FEED</text:p></table:table-cell><table:table-cell table:style-name="Table1.A1" office:value-type="string"><text:p text:style-name="P4"/></table:table-cell><table:table-cell table:style-name="Table1.A1" office:value-type="string"><text:p text:style-name="P3">Keypad emulation on/off</text:p></table:table-cell><table:table-cell table:style-name="Table1.A1" office:value-type="string"><text:p text:style-name="P3">N<text:span text:style-name="T1">O SCROLL</text:span></text:p></table:table-cell><table:table-cell table:style-name="Table1.K1" office:value-type="string"><text:p text:style-name="P4"/></table:table-cell></table:table-row></table:table><text:p text:style-name="P1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7">Function key strip for BBC B/B+:</text:p>
      <text:p text:style-name="P7"><draw:frame draw:style-name="fr1" draw:name="Frame2" text:anchor-type="paragraph" svg:x="0.499cm" svg:y="0.27cm" svg:width="20.791cm" svg:height="3.099cm" draw:z-index="1"><draw:text-box><table:table table:name="Table2" table:style-name="Table2"><table:table-column table:style-name="Table2.A" table:number-columns-repeated="2"/><table:table-column table:style-name="Table2.C" table:number-columns-repeated="3"/><table:table-column table:style-name="Table2.F"/><table:table-column table:style-name="Table2.C" table:number-columns-repeated="4"/><table:table-column table:style-name="Table2.F"/><table:table-row table:style-name="Table2.1"><table:table-cell table:style-name="Table2.A1" office:value-type="string"><text:p text:style-name="P2">STEM</text:p></table:table-cell><table:table-cell table:style-name="Table2.A1" office:value-type="string"><text:p text:style-name="P3">`</text:p></table:table-cell><table:table-cell table:style-name="Table2.A1" office:value-type="string"><text:p text:style-name="P3">PF1</text:p></table:table-cell><table:table-cell table:style-name="Table2.A1" office:value-type="string"><text:p text:style-name="P3">PF2</text:p></table:table-cell><table:table-cell table:style-name="Table2.A1" office:value-type="string"><text:p text:style-name="P3">PF3</text:p></table:table-cell><table:table-cell table:style-name="Table2.A1" office:value-type="string"><text:p text:style-name="P3">PF4</text:p></table:table-cell><table:table-cell table:style-name="Table2.A1" office:value-type="string"><text:p text:style-name="P5">LINE FEED</text:p></table:table-cell><table:table-cell table:style-name="Table2.A1" office:value-type="string"><text:p text:style-name="P4"/></table:table-cell><table:table-cell table:style-name="Table2.A1" office:value-type="string"><text:p text:style-name="P3">Keypad emulation on/off</text:p></table:table-cell><table:table-cell table:style-name="Table2.A1" office:value-type="string"><text:p text:style-name="P3">N<text:span text:style-name="T1">O SCROLL</text:span></text:p></table:table-cell><table:table-cell table:style-name="Table2.K1" office:value-type="string"><text:p text:style-name="P4"/></table:table-cell></table:table-row></table:table><text:p text:style-name="P1"/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lintham</meta:initial-creator>
    <meta:creation-date>2016-05-01T14:33:27.424785185</meta:creation-date>
    <meta:generator>LibreOffice/5.1.4.2$Linux_X86_64 LibreOffice_project/10m0$Build-2</meta:generator>
    <dc:date>2016-11-21T22:37:34.617416937</dc:date>
    <dc:creator>Steven </dc:creator>
    <meta:editing-duration>PT44M33S</meta:editing-duration>
    <meta:editing-cycles>15</meta:editing-cycles>
    <meta:printed-by>Steven Flintham</meta:printed-by>
    <meta:print-date>2016-05-01T15:04:46.864714721</meta:print-date>
    <meta:document-statistic meta:table-count="2" meta:image-count="0" meta:object-count="0" meta:page-count="1" meta:paragraph-count="20" meta:word-count="37" meta:character-count="178" meta:non-whitespace-character-count="161"/>
  </office:meta>
</office:document-meta>
</file>